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/>
    <style:style style:name="ce2" style:family="table-cell" style:parent-style-name="Default" style:data-style-name="N104"/>
    <style:style style:name="T1" style:family="text">
      <style:text-properties style:text-position="super 58%"/>
    </style:style>
    <style:style style:name="T2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lassification Increment Current</text:p>
          </table:table-cell>
          <table:table-cell table:number-columns-repeated="2"/>
          <table:table-cell office:value-type="string" calcext:value-type="string">
            <text:p>First full pa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eriod on or after</text:p>
          </table:table-cell>
        </table:table-row>
        <table:table-row table:style-name="ro1">
          <table:table-cell table:number-columns-repeated="4"/>
          <table:table-cell table:style-name="ce1" office:value-type="date" office:date-value="2021-08-01" calcext:value-type="date">
            <text:p>01/08/2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$65,487 $68.257</text:p>
          </table:table-cell>
        </table:table-row>
        <table:table-row table:style-name="ro1">
          <table:table-cell table:number-columns-repeated="4"/>
          <table:table-cell table:style-name="ce2" office:value-type="currency" office:currency="AUD" office:value="71026" calcext:value-type="currency">
            <text:p>$71,026.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$75,179 $79,94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$84,399 $87.167 $90,285 $93.400 $96.860 $97.774</text:p>
          </table:table-cell>
        </table:table-row>
        <table:table-row table:style-name="ro1">
          <table:table-cell table:number-columns-repeated="4"/>
          <table:table-cell table:style-name="ce2" office:value-type="currency" office:currency="AUD" office:value="99.629" calcext:value-type="currency">
            <text:p>$99.6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irst full pay period on or after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date" office:date-value="2022-08-01" calcext:value-type="date">
            <text:p>01/08/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$66 ,469 $69.28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$72.091 $76,307 $81,14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currency" office:currency="AUD" office:value="85.665" calcext:value-type="currency">
            <text:p>$85.6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currency" office:currency="AUD" office:value="88475" calcext:value-type="currency">
            <text:p>$88,475.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$91,640 $94.801 $98,313 $99,24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currency" office:currency="AUD" office:value="101.124" calcext:value-type="currency">
            <text:p>$101.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rst full pay period on o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fter 1/8/20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$67,466 $70.3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$73,172 $77.45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currency" office:currency="AUD" office:value="82359" calcext:value-type="currency">
            <text:p>$82,359.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$86.950 $89.802 $93,014 $96.223 $99,78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currency" office:currency="AUD" office:value="100729" calcext:value-type="currency">
            <text:p>$100,729.0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currency" office:currency="AUD" office:value="102.641" calcext:value-type="currency">
            <text:p>$102.6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rstfull pay period on or after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date" office:date-value="2024-08-01" calcext:value-type="date">
            <text:p>01/08/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$68,478 $71,3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$74,270 $78.61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currency" office:currency="AUD" office:value="83594" calcext:value-type="currency">
            <text:p>$83,594.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$88,255 $91.149 $94,4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$97.667 $101.28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currency" office:currency="AUD" office:value="102240" calcext:value-type="currency">
            <text:p>$102,240.0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currency" office:currency="AUD" office:value="104.18" calcext:value-type="currency">
            <text:p>$104.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H P- 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HP-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HP-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HP-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HP-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HP-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e a rdegree 4 year degree 3r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t h st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s t 2nd 3 r d Ath 5th 6t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st 2nd 3rd 4t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st 2nd 3rd 4 t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st 2 n 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rd 4t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$64.519 $67.248 $69.976 $74.06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currency" office:currency="AUD" office:value="78761" calcext:value-type="currency">
            <text:p>$78,761.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$83.152 $85.879 $88.951 $92.020 $95.429 $96,32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currency" office:currency="AUD" office:value="98.157" calcext:value-type="currency">
            <text:p>$98.1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currency" office:currency="AUD" office:value="100887" calcext:value-type="currency">
            <text:p>$100,887.0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currency" office:currency="AUD" office:value="102400" calcext:value-type="currency">
            <text:p>$102,400.0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currency" office:currency="AUD" office:value="103936" calcext:value-type="currency">
            <text:p>$103,936.0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currency" office:currency="AUD" office:value="105495" calcext:value-type="currency">
            <text:p>$105,495.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$107,078 $104.296 $105.860 $107.448 $109.060 $110.696 $105.28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currency" office:currency="AUD" office:value="106.864" calcext:value-type="currency">
            <text:p>$106.8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currency" office:currency="AUD" office:value="108.467" calcext:value-type="currency">
            <text:p>$108.4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currency" office:currency="AUD" office:value="110.094" calcext:value-type="currency">
            <text:p>$110.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$111,746 $107.70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currency" office:currency="AUD" office:value="109.321" calcext:value-type="currency">
            <text:p>$109.3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currency" office:currency="AUD" office:value="110.96" calcext:value-type="currency">
            <text:p>$110.9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currency" office:currency="AUD" office:value="112.625" calcext:value-type="currency">
            <text:p>$112.6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$114.314 $110.4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$112,089 $113,771 $115,477 $117,210 $ 1 1 35 0 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currency" office:currency="AUD" office:value="115208" calcext:value-type="currency">
            <text:p>$115,208.0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currency" office:currency="AUD" office:value="116.936" calcext:value-type="currency">
            <text:p>$116.9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currency" office:currency="AUD" office:value="118.69" calcext:value-type="currency">
            <text:p>$118.6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$120.470 $ 1 1 7 2 5 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currency" office:currency="AUD" office:value="119.013" calcext:value-type="currency">
            <text:p>$119.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$ 1 2 07 9 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currency" office:currency="AUD" office:value="122.61" calcext:value-type="currency">
            <text:p>$122.6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currency" office:currency="AUD" office:value="124449" calcext:value-type="currency">
            <text:p>$124,449.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$119.983 $122.7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$126,924 $131.22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currency" office:currency="AUD" office:value="144091" calcext:value-type="currency">
            <text:p>$144,091.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$121,783 $ 1 2 45 6 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$128,828 $133.19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currency" office:currency="AUD" office:value="146252" calcext:value-type="currency">
            <text:p>$146,252.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$1 23.609 $126.4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$130.760 $135.19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currency" office:currency="AUD" office:value="148.446" calcext:value-type="currency">
            <text:p>$148.4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$125,464 $128.3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$132,722 $137.22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currency" office:currency="AUD" office:value="150673" calcext:value-type="currency">
            <text:p>$150,673.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$127,346 $130.2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$134.713 $139.28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currency" office:currency="AUD" office:value="152933" calcext:value-type="currency">
            <text:p>$152,933.00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1" table:number-columns-repeated="5" table:default-cell-style-name="ce2"/>
        <table:table-row table:style-name="ro1">
          <table:table-cell office:value-type="string" calcext:value-type="string">
            <text:p>Classification</text:p>
          </table:table-cell>
          <table:table-cell office:value-type="string" calcext:value-type="string">
            <text:p>Increment</text:p>
          </table:table-cell>
          <table:table-cell table:style-name="Default" office:value-type="string" calcext:value-type="string">
            <text:p>Current</text:p>
          </table:table-cell>
          <table:table-cell table:number-columns-repeated="4" table:style-name="Default" office:value-type="string" calcext:value-type="string">
            <text:p>First full pay period on or after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ce1" office:value-type="date" office:date-value="2021-08-01" calcext:value-type="date">
            <text:p>01/08/21</text:p>
          </table:table-cell>
          <table:table-cell table:style-name="ce1" office:value-type="date" office:date-value="2022-08-01" calcext:value-type="date">
            <text:p>01/08/22</text:p>
          </table:table-cell>
          <table:table-cell table:style-name="ce1" office:value-type="date" office:date-value="2023-08-01" calcext:value-type="date">
            <text:p>01/08/23</text:p>
          </table:table-cell>
          <table:table-cell table:style-name="ce1" office:value-type="date" office:date-value="2024-08-01" calcext:value-type="date">
            <text:p>01/08/24</text:p>
          </table:table-cell>
        </table:table-row>
        <table:table-row table:style-name="ro1">
          <table:table-cell office:value-type="string" calcext:value-type="string">
            <text:p>AHP-1</text:p>
          </table:table-cell>
          <table:table-cell office:value-type="string" calcext:value-type="string">
            <text:p>3 year degree</text:p>
          </table:table-cell>
          <table:table-cell office:value-type="currency" office:currency="AUD" office:value="64519" calcext:value-type="currency">
            <text:p>$64,519.00</text:p>
          </table:table-cell>
          <table:table-cell office:value-type="currency" office:currency="AUD" office:value="65487" calcext:value-type="currency">
            <text:p>$65,487.00</text:p>
          </table:table-cell>
          <table:table-cell office:value-type="currency" office:currency="AUD" office:value="66469" calcext:value-type="currency">
            <text:p>$66,469.00</text:p>
          </table:table-cell>
          <table:table-cell office:value-type="currency" office:currency="AUD" office:value="67466" calcext:value-type="currency">
            <text:p>$67,466.00</text:p>
          </table:table-cell>
          <table:table-cell office:value-type="currency" office:currency="AUD" office:value="68478" calcext:value-type="currency">
            <text:p>$68,478.00</text:p>
          </table:table-cell>
        </table:table-row>
        <table:table-row table:style-name="ro1">
          <table:table-cell/>
          <table:table-cell office:value-type="string" calcext:value-type="string">
            <text:p>4 year degree</text:p>
          </table:table-cell>
          <table:table-cell office:value-type="currency" office:currency="AUD" office:value="67248" calcext:value-type="currency">
            <text:p>$67,248.00</text:p>
          </table:table-cell>
          <table:table-cell office:value-type="currency" office:currency="AUD" office:value="68257" calcext:value-type="currency">
            <text:p>$68,257.00</text:p>
          </table:table-cell>
          <table:table-cell office:value-type="currency" office:currency="AUD" office:value="69281" calcext:value-type="currency">
            <text:p>$69,281.00</text:p>
          </table:table-cell>
          <table:table-cell office:value-type="currency" office:currency="AUD" office:value="70320" calcext:value-type="currency">
            <text:p>$70,320.00</text:p>
          </table:table-cell>
          <table:table-cell office:value-type="currency" office:currency="AUD" office:value="71375" calcext:value-type="currency">
            <text:p>$71,375.00</text:p>
          </table:table-cell>
        </table:table-row>
        <table:table-row table:style-name="ro1">
          <table:table-cell/>
          <table:table-cell office:value-type="string" calcext:value-type="string">
            <text:p>3<text:span text:style-name="T1">rd</text:span></text:p>
          </table:table-cell>
          <table:table-cell office:value-type="currency" office:currency="AUD" office:value="69976" calcext:value-type="currency">
            <text:p>$69,976.00</text:p>
          </table:table-cell>
          <table:table-cell office:value-type="currency" office:currency="AUD" office:value="71026" calcext:value-type="currency">
            <text:p>$71,026.00</text:p>
          </table:table-cell>
          <table:table-cell office:value-type="currency" office:currency="AUD" office:value="72091" calcext:value-type="currency">
            <text:p>$72,091.00</text:p>
          </table:table-cell>
          <table:table-cell office:value-type="currency" office:currency="AUD" office:value="73172" calcext:value-type="currency">
            <text:p>$73,172.00</text:p>
          </table:table-cell>
          <table:table-cell office:value-type="currency" office:currency="AUD" office:value="74270" calcext:value-type="currency">
            <text:p>$74,270.00</text:p>
          </table:table-cell>
        </table:table-row>
        <table:table-row table:style-name="ro1">
          <table:table-cell/>
          <table:table-cell office:value-type="string" calcext:value-type="string">
            <text:p>4<text:span text:style-name="T1">th</text:span></text:p>
          </table:table-cell>
          <table:table-cell office:value-type="currency" office:currency="AUD" office:value="74068" calcext:value-type="currency">
            <text:p>$74,068.00</text:p>
          </table:table-cell>
          <table:table-cell office:value-type="currency" office:currency="AUD" office:value="75179" calcext:value-type="currency">
            <text:p>$75,179.00</text:p>
          </table:table-cell>
          <table:table-cell office:value-type="currency" office:currency="AUD" office:value="76307" calcext:value-type="currency">
            <text:p>$76,307.00</text:p>
          </table:table-cell>
          <table:table-cell office:value-type="currency" office:currency="AUD" office:value="77451" calcext:value-type="currency">
            <text:p>$77,451.00</text:p>
          </table:table-cell>
          <table:table-cell office:value-type="currency" office:currency="AUD" office:value="78613" calcext:value-type="currency">
            <text:p>$78,613.00</text:p>
          </table:table-cell>
        </table:table-row>
        <table:table-row table:style-name="ro1">
          <table:table-cell/>
          <table:table-cell office:value-type="string" calcext:value-type="string">
            <text:p>5<text:span text:style-name="T1">th</text:span></text:p>
          </table:table-cell>
          <table:table-cell office:value-type="currency" office:currency="AUD" office:value="78761" calcext:value-type="currency">
            <text:p>$78,761.00</text:p>
          </table:table-cell>
          <table:table-cell office:value-type="currency" office:currency="AUD" office:value="79942" calcext:value-type="currency">
            <text:p>$79,942.00</text:p>
          </table:table-cell>
          <table:table-cell office:value-type="currency" office:currency="AUD" office:value="81142" calcext:value-type="currency">
            <text:p>$81,142.00</text:p>
          </table:table-cell>
          <table:table-cell office:value-type="currency" office:currency="AUD" office:value="82359" calcext:value-type="currency">
            <text:p>$82,359.00</text:p>
          </table:table-cell>
          <table:table-cell office:value-type="currency" office:currency="AUD" office:value="83594" calcext:value-type="currency">
            <text:p>$83,594.00</text:p>
          </table:table-cell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office:value-type="string" calcext:value-type="string">
            <text:p>AHP-2</text:p>
          </table:table-cell>
          <table:table-cell office:value-type="string" calcext:value-type="string">
            <text:p>1<text:span text:style-name="T1">st</text:span></text:p>
          </table:table-cell>
          <table:table-cell office:value-type="currency" office:currency="AUD" office:value="83152" calcext:value-type="currency">
            <text:p>$83,152.00</text:p>
          </table:table-cell>
          <table:table-cell office:value-type="currency" office:currency="AUD" office:value="84399" calcext:value-type="currency">
            <text:p>$84,399.00</text:p>
          </table:table-cell>
          <table:table-cell office:value-type="currency" office:currency="AUD" office:value="85665" calcext:value-type="currency">
            <text:p>$85,665.00</text:p>
          </table:table-cell>
          <table:table-cell office:value-type="currency" office:currency="AUD" office:value="86950" calcext:value-type="currency">
            <text:p>$86,950.00</text:p>
          </table:table-cell>
          <table:table-cell office:value-type="currency" office:currency="AUD" office:value="88255" calcext:value-type="currency">
            <text:p>$88,255.00</text:p>
          </table:table-cell>
        </table:table-row>
        <table:table-row table:style-name="ro1">
          <table:table-cell/>
          <table:table-cell office:value-type="string" calcext:value-type="string">
            <text:p>2<text:span text:style-name="T2">nd</text:span></text:p>
          </table:table-cell>
          <table:table-cell office:value-type="currency" office:currency="AUD" office:value="85879" calcext:value-type="currency">
            <text:p>$85,879.00</text:p>
          </table:table-cell>
          <table:table-cell office:value-type="currency" office:currency="AUD" office:value="87167" calcext:value-type="currency">
            <text:p>$87,167.00</text:p>
          </table:table-cell>
          <table:table-cell office:value-type="currency" office:currency="AUD" office:value="88475" calcext:value-type="currency">
            <text:p>$88,475.00</text:p>
          </table:table-cell>
          <table:table-cell office:value-type="currency" office:currency="AUD" office:value="89802" calcext:value-type="currency">
            <text:p>$89,802.00</text:p>
          </table:table-cell>
          <table:table-cell office:value-type="currency" office:currency="AUD" office:value="91149" calcext:value-type="currency">
            <text:p>$91,149.00</text:p>
          </table:table-cell>
        </table:table-row>
        <table:table-row table:style-name="ro1">
          <table:table-cell/>
          <table:table-cell office:value-type="string" calcext:value-type="string">
            <text:p>3<text:span text:style-name="T2">rd</text:span></text:p>
          </table:table-cell>
          <table:table-cell office:value-type="currency" office:currency="AUD" office:value="88951" calcext:value-type="currency">
            <text:p>$88,951.00</text:p>
          </table:table-cell>
          <table:table-cell office:value-type="currency" office:currency="AUD" office:value="90285" calcext:value-type="currency">
            <text:p>$90,285.00</text:p>
          </table:table-cell>
          <table:table-cell office:value-type="currency" office:currency="AUD" office:value="91640" calcext:value-type="currency">
            <text:p>$91,640.00</text:p>
          </table:table-cell>
          <table:table-cell office:value-type="currency" office:currency="AUD" office:value="93014" calcext:value-type="currency">
            <text:p>$93,014.00</text:p>
          </table:table-cell>
          <table:table-cell office:value-type="currency" office:currency="AUD" office:value="94409" calcext:value-type="currency">
            <text:p>$94,409.00</text:p>
          </table:table-cell>
        </table:table-row>
        <table:table-row table:style-name="ro1">
          <table:table-cell/>
          <table:table-cell office:value-type="string" calcext:value-type="string">
            <text:p>4<text:span text:style-name="T2">th</text:span></text:p>
          </table:table-cell>
          <table:table-cell office:value-type="currency" office:currency="AUD" office:value="92020" calcext:value-type="currency">
            <text:p>$92,020.00</text:p>
          </table:table-cell>
          <table:table-cell office:value-type="currency" office:currency="AUD" office:value="93400" calcext:value-type="currency">
            <text:p>$93,400.00</text:p>
          </table:table-cell>
          <table:table-cell office:value-type="currency" office:currency="AUD" office:value="94801" calcext:value-type="currency">
            <text:p>$94,801.00</text:p>
          </table:table-cell>
          <table:table-cell office:value-type="currency" office:currency="AUD" office:value="96223" calcext:value-type="currency">
            <text:p>$96,223.00</text:p>
          </table:table-cell>
          <table:table-cell office:value-type="currency" office:currency="AUD" office:value="97667" calcext:value-type="currency">
            <text:p>$97,667.00</text:p>
          </table:table-cell>
        </table:table-row>
        <table:table-row table:style-name="ro1">
          <table:table-cell/>
          <table:table-cell office:value-type="string" calcext:value-type="string">
            <text:p>5<text:span text:style-name="T2">th</text:span></text:p>
          </table:table-cell>
          <table:table-cell office:value-type="currency" office:currency="AUD" office:value="95429" calcext:value-type="currency">
            <text:p>$95,429.00</text:p>
          </table:table-cell>
          <table:table-cell office:value-type="currency" office:currency="AUD" office:value="96860" calcext:value-type="currency">
            <text:p>$96,860.00</text:p>
          </table:table-cell>
          <table:table-cell office:value-type="currency" office:currency="AUD" office:value="98313" calcext:value-type="currency">
            <text:p>$98,313.00</text:p>
          </table:table-cell>
          <table:table-cell office:value-type="currency" office:currency="AUD" office:value="99788" calcext:value-type="currency">
            <text:p>$99,788.00</text:p>
          </table:table-cell>
          <table:table-cell office:value-type="currency" office:currency="AUD" office:value="101285" calcext:value-type="currency">
            <text:p>$101,285.00</text:p>
          </table:table-cell>
        </table:table-row>
        <table:table-row table:style-name="ro1">
          <table:table-cell/>
          <table:table-cell office:value-type="string" calcext:value-type="string">
            <text:p>6<text:span text:style-name="T2">th</text:span></text:p>
          </table:table-cell>
          <table:table-cell office:value-type="currency" office:currency="AUD" office:value="96329" calcext:value-type="currency">
            <text:p>$96,329.00</text:p>
          </table:table-cell>
          <table:table-cell office:value-type="currency" office:currency="AUD" office:value="97774" calcext:value-type="currency">
            <text:p>$97,774.00</text:p>
          </table:table-cell>
          <table:table-cell office:value-type="currency" office:currency="AUD" office:value="99241" calcext:value-type="currency">
            <text:p>$99,241.00</text:p>
          </table:table-cell>
          <table:table-cell office:value-type="currency" office:currency="AUD" office:value="100729" calcext:value-type="currency">
            <text:p>$100,729.00</text:p>
          </table:table-cell>
          <table:table-cell office:value-type="currency" office:currency="AUD" office:value="102240" calcext:value-type="currency">
            <text:p>$102,240.00</text:p>
          </table:table-cell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office:value-type="string" calcext:value-type="string">
            <text:p>AHP-3</text:p>
          </table:table-cell>
          <table:table-cell office:value-type="string" calcext:value-type="string">
            <text:p>1<text:span text:style-name="T1">st</text:span></text:p>
          </table:table-cell>
          <table:table-cell office:value-type="currency" office:currency="AUD" office:value="98157" calcext:value-type="currency">
            <text:p>$98,157.00</text:p>
          </table:table-cell>
          <table:table-cell office:value-type="currency" office:currency="AUD" office:value="99629" calcext:value-type="currency">
            <text:p>$99,629.00</text:p>
          </table:table-cell>
          <table:table-cell office:value-type="currency" office:currency="AUD" office:value="101124" calcext:value-type="currency">
            <text:p>$101,124.00</text:p>
          </table:table-cell>
          <table:table-cell office:value-type="currency" office:currency="AUD" office:value="102641" calcext:value-type="currency">
            <text:p>$102,641.00</text:p>
          </table:table-cell>
          <table:table-cell office:value-type="currency" office:currency="AUD" office:value="104180" calcext:value-type="currency">
            <text:p>$104,180.00</text:p>
          </table:table-cell>
        </table:table-row>
        <table:table-row table:style-name="ro1">
          <table:table-cell/>
          <table:table-cell office:value-type="string" calcext:value-type="string">
            <text:p>2<text:span text:style-name="T2">nd</text:span></text:p>
          </table:table-cell>
          <table:table-cell office:value-type="currency" office:currency="AUD" office:value="100887" calcext:value-type="currency">
            <text:p>$100,887.00</text:p>
          </table:table-cell>
          <table:table-cell office:value-type="currency" office:currency="AUD" office:value="102400" calcext:value-type="currency">
            <text:p>$102,400.00</text:p>
          </table:table-cell>
          <table:table-cell office:value-type="currency" office:currency="AUD" office:value="103936" calcext:value-type="currency">
            <text:p>$103,936.00</text:p>
          </table:table-cell>
          <table:table-cell office:value-type="currency" office:currency="AUD" office:value="105495" calcext:value-type="currency">
            <text:p>$105,495.00</text:p>
          </table:table-cell>
          <table:table-cell office:value-type="currency" office:currency="AUD" office:value="107078" calcext:value-type="currency">
            <text:p>$107,078.00</text:p>
          </table:table-cell>
        </table:table-row>
        <table:table-row table:style-name="ro1">
          <table:table-cell/>
          <table:table-cell office:value-type="string" calcext:value-type="string">
            <text:p>3<text:span text:style-name="T2">rd</text:span></text:p>
          </table:table-cell>
          <table:table-cell office:value-type="currency" office:currency="AUD" office:value="104296" calcext:value-type="currency">
            <text:p>$104,296.00</text:p>
          </table:table-cell>
          <table:table-cell office:value-type="currency" office:currency="AUD" office:value="105860" calcext:value-type="currency">
            <text:p>$105,860.00</text:p>
          </table:table-cell>
          <table:table-cell office:value-type="currency" office:currency="AUD" office:value="107448" calcext:value-type="currency">
            <text:p>$107,448.00</text:p>
          </table:table-cell>
          <table:table-cell office:value-type="currency" office:currency="AUD" office:value="109060" calcext:value-type="currency">
            <text:p>$109,060.00</text:p>
          </table:table-cell>
          <table:table-cell office:value-type="currency" office:currency="AUD" office:value="110696" calcext:value-type="currency">
            <text:p>$110,696.00</text:p>
          </table:table-cell>
        </table:table-row>
        <table:table-row table:style-name="ro1">
          <table:table-cell/>
          <table:table-cell office:value-type="string" calcext:value-type="string">
            <text:p>4<text:span text:style-name="T2">th</text:span></text:p>
          </table:table-cell>
          <table:table-cell office:value-type="currency" office:currency="AUD" office:value="105285" calcext:value-type="currency">
            <text:p>$105,285.00</text:p>
          </table:table-cell>
          <table:table-cell office:value-type="currency" office:currency="AUD" office:value="106864" calcext:value-type="currency">
            <text:p>$106,864.00</text:p>
          </table:table-cell>
          <table:table-cell office:value-type="currency" office:currency="AUD" office:value="108467" calcext:value-type="currency">
            <text:p>$108,467.00</text:p>
          </table:table-cell>
          <table:table-cell office:value-type="currency" office:currency="AUD" office:value="110094" calcext:value-type="currency">
            <text:p>$110,094.00</text:p>
          </table:table-cell>
          <table:table-cell office:value-type="currency" office:currency="AUD" office:value="111746" calcext:value-type="currency">
            <text:p>$111,746.00</text:p>
          </table:table-cell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office:value-type="string" calcext:value-type="string">
            <text:p>AHP-4</text:p>
          </table:table-cell>
          <table:table-cell office:value-type="string" calcext:value-type="string">
            <text:p>1<text:span text:style-name="T1">st</text:span></text:p>
          </table:table-cell>
          <table:table-cell office:value-type="currency" office:currency="AUD" office:value="107705" calcext:value-type="currency">
            <text:p>$107,705.00</text:p>
          </table:table-cell>
          <table:table-cell office:value-type="currency" office:currency="AUD" office:value="109321" calcext:value-type="currency">
            <text:p>$109,321.00</text:p>
          </table:table-cell>
          <table:table-cell office:value-type="currency" office:currency="AUD" office:value="110960" calcext:value-type="currency">
            <text:p>$110,960.00</text:p>
          </table:table-cell>
          <table:table-cell office:value-type="currency" office:currency="AUD" office:value="112625" calcext:value-type="currency">
            <text:p>$112,625.00</text:p>
          </table:table-cell>
          <table:table-cell office:value-type="currency" office:currency="AUD" office:value="114314" calcext:value-type="currency">
            <text:p>$114,314.00</text:p>
          </table:table-cell>
        </table:table-row>
        <table:table-row table:style-name="ro1">
          <table:table-cell/>
          <table:table-cell office:value-type="string" calcext:value-type="string">
            <text:p>2<text:span text:style-name="T2">nd</text:span></text:p>
          </table:table-cell>
          <table:table-cell office:value-type="currency" office:currency="AUD" office:value="110433" calcext:value-type="currency">
            <text:p>$110,433.00</text:p>
          </table:table-cell>
          <table:table-cell office:value-type="currency" office:currency="AUD" office:value="112089" calcext:value-type="currency">
            <text:p>$112,089.00</text:p>
          </table:table-cell>
          <table:table-cell office:value-type="currency" office:currency="AUD" office:value="113771" calcext:value-type="currency">
            <text:p>$113,771.00</text:p>
          </table:table-cell>
          <table:table-cell office:value-type="currency" office:currency="AUD" office:value="115477" calcext:value-type="currency">
            <text:p>$115,477.00</text:p>
          </table:table-cell>
          <table:table-cell office:value-type="currency" office:currency="AUD" office:value="117210" calcext:value-type="currency">
            <text:p>$117,210.00</text:p>
          </table:table-cell>
        </table:table-row>
        <table:table-row table:style-name="ro1">
          <table:table-cell/>
          <table:table-cell office:value-type="string" calcext:value-type="string">
            <text:p>3<text:span text:style-name="T2">rd</text:span></text:p>
          </table:table-cell>
          <table:table-cell office:value-type="currency" office:currency="AUD" office:value="113505" calcext:value-type="currency">
            <text:p>$113,505.00</text:p>
          </table:table-cell>
          <table:table-cell office:value-type="currency" office:currency="AUD" office:value="115208" calcext:value-type="currency">
            <text:p>$115,208.00</text:p>
          </table:table-cell>
          <table:table-cell office:value-type="currency" office:currency="AUD" office:value="116936" calcext:value-type="currency">
            <text:p>$116,936.00</text:p>
          </table:table-cell>
          <table:table-cell office:value-type="currency" office:currency="AUD" office:value="118690" calcext:value-type="currency">
            <text:p>$118,690.00</text:p>
          </table:table-cell>
          <table:table-cell office:value-type="currency" office:currency="AUD" office:value="120470" calcext:value-type="currency">
            <text:p>$120,470.00</text:p>
          </table:table-cell>
        </table:table-row>
        <table:table-row table:style-name="ro1">
          <table:table-cell/>
          <table:table-cell office:value-type="string" calcext:value-type="string">
            <text:p>4<text:span text:style-name="T2">th</text:span></text:p>
          </table:table-cell>
          <table:table-cell office:value-type="currency" office:currency="AUD" office:value="117254" calcext:value-type="currency">
            <text:p>$117,254.00</text:p>
          </table:table-cell>
          <table:table-cell office:value-type="currency" office:currency="AUD" office:value="119013" calcext:value-type="currency">
            <text:p>$119,013.00</text:p>
          </table:table-cell>
          <table:table-cell office:value-type="currency" office:currency="AUD" office:value="120798" calcext:value-type="currency">
            <text:p>$120,798.00</text:p>
          </table:table-cell>
          <table:table-cell office:value-type="currency" office:currency="AUD" office:value="122610" calcext:value-type="currency">
            <text:p>$122,610.00</text:p>
          </table:table-cell>
          <table:table-cell office:value-type="currency" office:currency="AUD" office:value="124449" calcext:value-type="currency">
            <text:p>$124,449.00</text:p>
          </table:table-cell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office:value-type="string" calcext:value-type="string">
            <text:p>AHP-5</text:p>
          </table:table-cell>
          <table:table-cell office:value-type="string" calcext:value-type="string">
            <text:p>1<text:span text:style-name="T1">st</text:span></text:p>
          </table:table-cell>
          <table:table-cell office:value-type="currency" office:currency="AUD" office:value="119983" calcext:value-type="currency">
            <text:p>$119,983.00</text:p>
          </table:table-cell>
          <table:table-cell office:value-type="currency" office:currency="AUD" office:value="121783" calcext:value-type="currency">
            <text:p>$121,783.00</text:p>
          </table:table-cell>
          <table:table-cell office:value-type="currency" office:currency="AUD" office:value="123609" calcext:value-type="currency">
            <text:p>$123,609.00</text:p>
          </table:table-cell>
          <table:table-cell office:value-type="currency" office:currency="AUD" office:value="125464" calcext:value-type="currency">
            <text:p>$125,464.00</text:p>
          </table:table-cell>
          <table:table-cell office:value-type="currency" office:currency="AUD" office:value="127346" calcext:value-type="currency">
            <text:p>$127,346.00</text:p>
          </table:table-cell>
        </table:table-row>
        <table:table-row table:style-name="ro1">
          <table:table-cell/>
          <table:table-cell office:value-type="string" calcext:value-type="string">
            <text:p>2<text:span text:style-name="T2">nd</text:span></text:p>
          </table:table-cell>
          <table:table-cell office:value-type="currency" office:currency="AUD" office:value="122722" calcext:value-type="currency">
            <text:p>$122,722.00</text:p>
          </table:table-cell>
          <table:table-cell office:value-type="currency" office:currency="AUD" office:value="124563" calcext:value-type="currency">
            <text:p>$124,563.00</text:p>
          </table:table-cell>
          <table:table-cell office:value-type="currency" office:currency="AUD" office:value="126431" calcext:value-type="currency">
            <text:p>$126,431.00</text:p>
          </table:table-cell>
          <table:table-cell office:value-type="currency" office:currency="AUD" office:value="128328" calcext:value-type="currency">
            <text:p>$128,328.00</text:p>
          </table:table-cell>
          <table:table-cell office:value-type="currency" office:currency="AUD" office:value="130253" calcext:value-type="currency">
            <text:p>$130,253.00</text:p>
          </table:table-cell>
        </table:table-row>
        <table:table-row table:style-name="ro1">
          <table:table-cell/>
          <table:table-cell office:value-type="string" calcext:value-type="string">
            <text:p>3<text:span text:style-name="T2">rd</text:span></text:p>
          </table:table-cell>
          <table:table-cell office:value-type="currency" office:currency="AUD" office:value="126924" calcext:value-type="currency">
            <text:p>$126,924.00</text:p>
          </table:table-cell>
          <table:table-cell office:value-type="currency" office:currency="AUD" office:value="128828" calcext:value-type="currency">
            <text:p>$128,828.00</text:p>
          </table:table-cell>
          <table:table-cell office:value-type="currency" office:currency="AUD" office:value="130760" calcext:value-type="currency">
            <text:p>$130,760.00</text:p>
          </table:table-cell>
          <table:table-cell office:value-type="currency" office:currency="AUD" office:value="132722" calcext:value-type="currency">
            <text:p>$132,722.00</text:p>
          </table:table-cell>
          <table:table-cell office:value-type="currency" office:currency="AUD" office:value="134713" calcext:value-type="currency">
            <text:p>$134,713.00</text:p>
          </table:table-cell>
        </table:table-row>
        <table:table-row table:style-name="ro1">
          <table:table-cell/>
          <table:table-cell office:value-type="string" calcext:value-type="string">
            <text:p>4<text:span text:style-name="T2">th</text:span></text:p>
          </table:table-cell>
          <table:table-cell office:value-type="currency" office:currency="AUD" office:value="131228" calcext:value-type="currency">
            <text:p>$131,228.00</text:p>
          </table:table-cell>
          <table:table-cell office:value-type="currency" office:currency="AUD" office:value="133196" calcext:value-type="currency">
            <text:p>$133,196.00</text:p>
          </table:table-cell>
          <table:table-cell office:value-type="currency" office:currency="AUD" office:value="135194" calcext:value-type="currency">
            <text:p>$135,194.00</text:p>
          </table:table-cell>
          <table:table-cell office:value-type="currency" office:currency="AUD" office:value="137222" calcext:value-type="currency">
            <text:p>$137,222.00</text:p>
          </table:table-cell>
          <table:table-cell office:value-type="currency" office:currency="AUD" office:value="139281" calcext:value-type="currency">
            <text:p>$139,281.00</text:p>
          </table:table-cell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office:value-type="string" calcext:value-type="string">
            <text:p>AHP-6</text:p>
          </table:table-cell>
          <table:table-cell table:style-name="ce2"/>
          <table:table-cell office:value-type="currency" office:currency="AUD" office:value="144091" calcext:value-type="currency">
            <text:p>$144,091.00</text:p>
          </table:table-cell>
          <table:table-cell office:value-type="currency" office:currency="AUD" office:value="146252" calcext:value-type="currency">
            <text:p>$146,252.00</text:p>
          </table:table-cell>
          <table:table-cell office:value-type="currency" office:currency="AUD" office:value="148446" calcext:value-type="currency">
            <text:p>$148,446.00</text:p>
          </table:table-cell>
          <table:table-cell office:value-type="currency" office:currency="AUD" office:value="150673" calcext:value-type="currency">
            <text:p>$150,673.00</text:p>
          </table:table-cell>
          <table:table-cell office:value-type="currency" office:currency="AUD" office:value="152933" calcext:value-type="currency">
            <text:p>$152,933.00</text:p>
          </table:table-cell>
        </table:table-row>
        <table:table-row table:style-name="ro1">
          <table:table-cell table:style-name="ce2" table:number-columns-repeated="2"/>
          <table:table-cell table:style-name="Default" table:number-columns-repeated="5"/>
        </table:table-row>
        <table:table-row table:style-name="ro1">
          <table:table-cell table:style-name="ce2"/>
          <table:table-cell/>
          <table:table-cell table:style-name="Default" table:number-columns-repeated="5"/>
        </table:table-row>
        <table:table-row table:style-name="ro1" table:number-rows-repeated="2">
          <table:table-cell table:style-name="ce2" table:number-columns-repeated="2"/>
          <table:table-cell table:style-name="Default" table:number-columns-repeated="5"/>
        </table:table-row>
        <table:table-row table:style-name="ro1" table:number-rows-repeated="2">
          <table:table-cell table:style-name="ce2"/>
          <table:table-cell/>
          <table:table-cell table:style-name="Default" table:number-columns-repeated="5"/>
        </table:table-row>
        <table:table-row table:style-name="ro1">
          <table:table-cell table:style-name="ce2" table:number-columns-repeated="2"/>
          <table:table-cell table:style-name="Default" table:number-columns-repeated="5"/>
        </table:table-row>
        <table:table-row table:style-name="ro1">
          <table:table-cell table:style-name="ce2"/>
          <table:table-cell/>
          <table:table-cell table:style-name="Default" table:number-columns-repeated="5"/>
        </table:table-row>
        <table:table-row table:style-name="ro1" table:number-rows-repeated="2">
          <table:table-cell table:style-name="ce2" table:number-columns-repeated="2"/>
          <table:table-cell table:style-name="Default" table:number-columns-repeated="5"/>
        </table:table-row>
        <table:table-row table:style-name="ro1">
          <table:table-cell table:style-name="ce2"/>
          <table:table-cell/>
          <table:table-cell table:style-name="Default" table:number-columns-repeated="5"/>
        </table:table-row>
        <table:table-row table:style-name="ro1" table:number-rows-repeated="2">
          <table:table-cell table:style-name="ce2" table:number-columns-repeated="2"/>
          <table:table-cell table:style-name="Default" table:number-columns-repeated="5"/>
        </table:table-row>
        <table:table-row table:style-name="ro1">
          <table:table-cell table:style-name="ce2"/>
          <table:table-cell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9:57:39.055011869</meta:creation-date>
    <dc:date>2023-04-15T21:25:16.616249289</dc:date>
    <meta:editing-duration>PT1H27M37S</meta:editing-duration>
    <meta:editing-cycles>1</meta:editing-cycles>
    <meta:document-statistic meta:table-count="2" meta:cell-count="249" meta:object-count="0"/>
    <meta:generator>LibreOffice/7.4.3.2$MacOSX_AARCH64 LibreOffice_project/1048a8393ae2eeec98dff31b5c133c5f1d08b890</meta:generator>
  </office:meta>
</office:document-meta>
</file>